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1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passive_physical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9" table:style-name="ce2"/>
          <table:table-cell office:value-type="string" table:style-name="ce2">
            <text:p>spr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office:value-type="string" table:style-name="ce2">
            <text:p>taunt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flicker_strike_cooldown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licker_strike_cooldown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office:value-type="string" table:style-name="ce2">
            <text:p>flicker_strike</text:p>
          </table:table-cell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ical_cleave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ground_slam_weake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office:value-type="string" table:style-name="ce2">
            <text:p>ground_slam</text:p>
          </table:table-cell>
          <table:table-cell table:number-columns-repeated="5" table:style-name="ce2"/>
          <table:table-cell office:value-type="string" table:style-name="ce2">
            <text:p>cleav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cleav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ground_slam_stu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vy_strik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office:value-type="string" table:style-name="ce2">
            <text:p>heavy_strike</text:p>
          </table:table-cell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start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1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5T05:49:29Z</dc:date>
    <meta:editing-cycles>11</meta:editing-cycles>
    <meta:editing-duration>PT1202S</meta:editing-duration>
  </office:meta>
</office:document-meta>
</file>